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4d689" officeooo:paragraph-rsid="0004d689" style:font-weight-asian="bold" style:font-weight-complex="bold"/>
    </style:style>
    <style:style style:name="P2" style:family="paragraph" style:parent-style-name="Standard">
      <style:text-properties fo:font-weight="normal" officeooo:rsid="0009328e" officeooo:paragraph-rsid="0009328e" style:font-weight-asian="normal" style:font-weight-complex="normal"/>
    </style:style>
    <style:style style:name="P3" style:family="paragraph" style:parent-style-name="Standard">
      <style:text-properties officeooo:paragraph-rsid="0009328e"/>
    </style:style>
    <style:style style:name="P4" style:family="paragraph" style:parent-style-name="Standard">
      <style:text-properties fo:font-weight="bold" officeooo:rsid="0004d689" officeooo:paragraph-rsid="0009328e" style:font-weight-asian="bold" style:font-weight-complex="bold"/>
    </style:style>
    <style:style style:name="P5" style:family="paragraph" style:parent-style-name="Standard">
      <style:text-properties fo:font-weight="bold" officeooo:rsid="0004d689" officeooo:paragraph-rsid="0004d689" style:font-weight-asian="bold" style:font-weight-complex="bold"/>
    </style:style>
    <style:style style:name="P6" style:family="paragraph" style:parent-style-name="Standard">
      <style:text-properties officeooo:rsid="0004d689" officeooo:paragraph-rsid="0009328e"/>
    </style:style>
    <style:style style:name="P7" style:family="paragraph" style:parent-style-name="Standard">
      <style:paragraph-properties fo:text-align="justify" style:justify-single-word="false"/>
      <style:text-properties officeooo:rsid="0004d689" officeooo:paragraph-rsid="0004d689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1c63b" officeooo:paragraph-rsid="0011c63b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389e8" officeooo:paragraph-rsid="001389e8"/>
    </style:style>
    <style:style style:name="P10" style:family="paragraph" style:parent-style-name="Standard">
      <style:paragraph-properties fo:text-align="justify" style:justify-single-word="false"/>
      <style:text-properties officeooo:rsid="001389e8" officeooo:paragraph-rsid="001389e8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11c63b"/>
    </style:style>
    <style:style style:name="T1" style:family="text">
      <style:text-properties fo:font-weight="bold" officeooo:rsid="0009328e" style:font-weight-asian="bold" style:font-weight-complex="bold"/>
    </style:style>
    <style:style style:name="T2" style:family="text">
      <style:text-properties fo:font-weight="bold" officeooo:rsid="0011c63b" style:font-weight-asian="bold" style:font-weight-complex="bold"/>
    </style:style>
    <style:style style:name="T3" style:family="text">
      <style:text-properties officeooo:rsid="0011c63b"/>
    </style:style>
    <style:style style:name="T4" style:family="text">
      <style:text-properties officeooo:rsid="001389e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1. </text:span><text:span text:style-name="T1">Write a multithreaded program to multiply every element of a large array by a constant value. Create four threads and print the thread number for each multiplication performed.</text:span></text:p>
      <text:p text:style-name="P2"/>
      <text:p text:style-name="P2">#include &lt;stdio.h&gt;</text:p>
      <text:p text:style-name="P2">#include &lt;pthread.h&gt;</text:p>
      <text:p text:style-name="P2"/>
      <text:p text:style-name="P2">#define N 10000</text:p>
      <text:p text:style-name="P2"/>
      <text:p text:style-name="P2">int a[N];</text:p>
      <text:p text:style-name="P2">int c = 2;</text:p>
      <text:p text:style-name="P2"/>
      <text:p text:style-name="P2">//Thread function</text:p>
      <text:p text:style-name="P2">void* mul(void* arg)</text:p>
      <text:p text:style-name="P2">{</text:p>
      <text:p text:style-name="P2"><text:s text:c="4"/>int tid = *(int*)arg;</text:p>
      <text:p text:style-name="P2"><text:s text:c="4"/>for(int i = tid; i &lt; N; i += 4)</text:p>
      <text:p text:style-name="P2"><text:s text:c="4"/>{</text:p>
      <text:p text:style-name="P2"><text:s text:c="8"/>a[i] = a[i] * c;</text:p>
      <text:p text:style-name="P2"><text:s text:c="8"/>printf("Thread no: %d | %d\n", tid, i);</text:p>
      <text:p text:style-name="P2"><text:s text:c="4"/>}</text:p>
      <text:p text:style-name="P2"/>
      <text:p text:style-name="P2"><text:s text:c="4"/>return NULL;</text:p>
      <text:p text:style-name="P2">}</text:p>
      <text:p text:style-name="P2"/>
      <text:p text:style-name="P2">int main()</text:p>
      <text:p text:style-name="P2">{</text:p>
      <text:p text:style-name="P2"><text:s text:c="4"/>pthread_t threads[4];</text:p>
      <text:p text:style-name="P2"><text:s text:c="4"/>int thread_id[4];</text:p>
      <text:p text:style-name="P2"/>
      <text:p text:style-name="P2"><text:s text:c="4"/>//Initialize array with large input</text:p>
      <text:p text:style-name="P2"><text:s text:c="4"/>for(int i = 0; i &lt; N; i++)</text:p>
      <text:p text:style-name="P2"><text:s text:c="4"/>{</text:p>
      <text:p text:style-name="P2"><text:s text:c="8"/>a[i] = i;</text:p>
      <text:p text:style-name="P2"><text:s text:c="4"/>}</text:p>
      <text:p text:style-name="P2"/>
      <text:p text:style-name="P2"><text:s text:c="4"/>//Create 4 threads</text:p>
      <text:p text:style-name="P2"><text:s text:c="4"/>for(int i = 0; i &lt; 4; i++)</text:p>
      <text:p text:style-name="P2"><text:s text:c="4"/>{</text:p>
      <text:p text:style-name="P2"><text:s text:c="8"/>thread_id[i] = i;</text:p>
      <text:p text:style-name="P2"><text:s text:c="8"/>pthread_create(&amp;threads[i], NULL, mul, &amp;thread_id[i]);</text:p>
      <text:p text:style-name="P2"><text:s text:c="4"/>}</text:p>
      <text:p text:style-name="P2"/>
      <text:p text:style-name="P2"><text:s text:c="4"/>//Wait for all threads to complete</text:p>
      <text:p text:style-name="P2"><text:s text:c="4"/>for(int i = 0; i &lt; 4; i++)</text:p>
      <text:p text:style-name="P2"><text:s text:c="4"/>{</text:p>
      <text:p text:style-name="P2"><text:s text:c="8"/>pthread_join(threads[i], NULL);</text:p>
      <text:p text:style-name="P2"><text:s text:c="4"/>}</text:p>
      <text:p text:style-name="P2"/>
      <text:p text:style-name="P2"><text:s text:c="4"/>return 0;</text:p>
      <text:p text:style-name="P2">}</text:p>
      <text:p text:style-name="P2"/>
      <text:p text:style-name="P2"/>
      <text:p text:style-name="P4"><text:soft-page-break/><text:span text:style-name="T3">2. </text:span>Write a multithreaded program to add two large arrays. Create four threads and print the thread number for every computation carried out.</text:p>
      <text:p text:style-name="P4"/>
      <text:p text:style-name="P6">#include &lt;stdio.h&gt;</text:p>
      <text:p text:style-name="P6">#include &lt;pthread.h&gt;</text:p>
      <text:p text:style-name="P6"/>
      <text:p text:style-name="P6">#define N 10000</text:p>
      <text:p text:style-name="P6"/>
      <text:p text:style-name="P6">int a[N], b[N], sum[N];</text:p>
      <text:p text:style-name="P6"/>
      <text:p text:style-name="P6">//Thread function</text:p>
      <text:p text:style-name="P6">void* add(void* arg)</text:p>
      <text:p text:style-name="P6">{</text:p>
      <text:p text:style-name="P6"><text:s text:c="4"/>int tid = *(int*)arg;</text:p>
      <text:p text:style-name="P6"/>
      <text:p text:style-name="P6"><text:s text:c="4"/>for(int i = tid; i &lt; N; i += 4)</text:p>
      <text:p text:style-name="P6"><text:s text:c="4"/>{</text:p>
      <text:p text:style-name="P6"><text:s text:c="8"/>sum[i] = a[i] + b[i];</text:p>
      <text:p text:style-name="P6"><text:s text:c="8"/>printf("Thread no: %d | %d\n", tid, i);</text:p>
      <text:p text:style-name="P6"><text:s text:c="4"/>}</text:p>
      <text:p text:style-name="P6"/>
      <text:p text:style-name="P6"><text:s text:c="4"/>return NULL;</text:p>
      <text:p text:style-name="P6">}</text:p>
      <text:p text:style-name="P6"/>
      <text:p text:style-name="P6">int main()</text:p>
      <text:p text:style-name="P6">{</text:p>
      <text:p text:style-name="P6"><text:s text:c="4"/>pthread_t threads[4];</text:p>
      <text:p text:style-name="P6"><text:s text:c="4"/>int thread_id[4];</text:p>
      <text:p text:style-name="P6"/>
      <text:p text:style-name="P6"><text:s text:c="4"/>//Initialize large input arrays</text:p>
      <text:p text:style-name="P6"><text:s text:c="4"/>for(int i = 0; i &lt; N; i++)</text:p>
      <text:p text:style-name="P6"><text:s text:c="4"/>{</text:p>
      <text:p text:style-name="P6"><text:s text:c="8"/>a[i] = i;</text:p>
      <text:p text:style-name="P6"><text:s text:c="8"/>b[i] = i;</text:p>
      <text:p text:style-name="P6"><text:s text:c="4"/>}</text:p>
      <text:p text:style-name="P6"/>
      <text:p text:style-name="P6"><text:s text:c="4"/>//Create 4 threads</text:p>
      <text:p text:style-name="P6"><text:s text:c="4"/>for(int i = 0; i &lt; 4; i++)</text:p>
      <text:p text:style-name="P6"><text:s text:c="4"/>{</text:p>
      <text:p text:style-name="P6"><text:s text:c="8"/>thread_id[i] = i;</text:p>
      <text:p text:style-name="P6"><text:s text:c="8"/>pthread_create(&amp;threads[i], NULL, add, &amp;thread_id[i]);</text:p>
      <text:p text:style-name="P6"><text:s text:c="4"/>}</text:p>
      <text:p text:style-name="P6"/>
      <text:p text:style-name="P6"><text:s text:c="4"/>//Wait for all threads to finish</text:p>
      <text:p text:style-name="P6"><text:s text:c="4"/>for(int i = 0; i &lt; 4; i++)</text:p>
      <text:p text:style-name="P6"><text:s text:c="4"/>{</text:p>
      <text:p text:style-name="P6"><text:s text:c="8"/>pthread_join(threads[i], NULL);</text:p>
      <text:p text:style-name="P6"><text:s text:c="4"/>}</text:p>
      <text:p text:style-name="P6"/>
      <text:p text:style-name="P6"><text:s text:c="4"/>return 0;</text:p>
      <text:p text:style-name="P6">}</text:p>
      <text:p text:style-name="P6"/>
      <text:p text:style-name="P4"><text:soft-page-break/><text:span text:style-name="T3">3. </text:span>Create two separate functions, one for adding two arrays and another for multiplying two arrays. Write a program that executes these two functions using two separate threads.</text:p>
      <text:p text:style-name="P6"/>
      <text:p text:style-name="P6">#include &lt;stdio.h&gt;</text:p>
      <text:p text:style-name="P6">#include &lt;pthread.h&gt;</text:p>
      <text:p text:style-name="P6"/>
      <text:p text:style-name="P6">#define N 10000</text:p>
      <text:p text:style-name="P6"/>
      <text:p text:style-name="P6">int a[N], b[N], sum[N], mul[N];</text:p>
      <text:p text:style-name="P6"/>
      <text:p text:style-name="P6">//Function to add two arrays</text:p>
      <text:p text:style-name="P6">void* add_array(void* arg)</text:p>
      <text:p text:style-name="P6">{</text:p>
      <text:p text:style-name="P6"><text:s text:c="4"/>for(int i = 0; i &lt; N; i++)</text:p>
      <text:p text:style-name="P6"><text:s text:c="4"/>{</text:p>
      <text:p text:style-name="P6"><text:s text:c="8"/>sum[i] = a[i] + b[i];</text:p>
      <text:p text:style-name="P6"><text:s text:c="8"/>printf("Add Thread | %d\n", i);</text:p>
      <text:p text:style-name="P6"><text:s text:c="4"/>}</text:p>
      <text:p text:style-name="P6"><text:s text:c="4"/>return NULL;</text:p>
      <text:p text:style-name="P6">}</text:p>
      <text:p text:style-name="P6"/>
      <text:p text:style-name="P6">//Function to multiply two arrays</text:p>
      <text:p text:style-name="P6">void* mul_array(void* arg)</text:p>
      <text:p text:style-name="P6">{</text:p>
      <text:p text:style-name="P6"><text:s text:c="4"/>for(int i = 0; i &lt; N; i++)</text:p>
      <text:p text:style-name="P6"><text:s text:c="4"/>{</text:p>
      <text:p text:style-name="P6"><text:s text:c="8"/>mul[i] = a[i] * b[i];</text:p>
      <text:p text:style-name="P6"><text:s text:c="8"/>printf("Mul Thread | %d\n", i);</text:p>
      <text:p text:style-name="P6"><text:s text:c="4"/>}</text:p>
      <text:p text:style-name="P6"><text:s text:c="4"/>return NULL;</text:p>
      <text:p text:style-name="P6">}</text:p>
      <text:p text:style-name="P6"/>
      <text:p text:style-name="P6">int main()</text:p>
      <text:p text:style-name="P6">{</text:p>
      <text:p text:style-name="P6"><text:s text:c="4"/>pthread_t t1, t2;</text:p>
      <text:p text:style-name="P6"/>
      <text:p text:style-name="P6"><text:s text:c="4"/>//Initialize large input arrays</text:p>
      <text:p text:style-name="P6"><text:s text:c="4"/>for(int i = 0; i &lt; N; i++)</text:p>
      <text:p text:style-name="P6"><text:s text:c="4"/>{</text:p>
      <text:p text:style-name="P6"><text:s text:c="8"/>a[i] = i;</text:p>
      <text:p text:style-name="P6"><text:s text:c="8"/>b[i] = i;</text:p>
      <text:p text:style-name="P6"><text:s text:c="4"/>}</text:p>
      <text:p text:style-name="P6"/>
      <text:p text:style-name="P6"><text:s text:c="4"/>//Create two separate threads</text:p>
      <text:p text:style-name="P6"><text:s text:c="4"/>pthread_create(&amp;t1, NULL, add_array, NULL);</text:p>
      <text:p text:style-name="P6"><text:s text:c="4"/>pthread_create(&amp;t2, NULL, mul_array, NULL);</text:p>
      <text:p text:style-name="P6"/>
      <text:p text:style-name="P6"><text:s text:c="4"/>//Wait for threads to complete</text:p>
      <text:p text:style-name="P6"><text:s text:c="4"/>pthread_join(t1, NULL);</text:p>
      <text:p text:style-name="P6"><text:s text:c="4"/>pthread_join(t2, NULL);</text:p>
      <text:p text:style-name="P6"/>
      <text:p text:style-name="P6"><text:s text:c="4"/>return 0;</text:p>
      <text:p text:style-name="P6"><text:soft-page-break/>}</text:p>
      <text:p text:style-name="P6"/>
      <text:p text:style-name="P4"><text:span text:style-name="T3">4. </text:span>Write a multithreaded program to multiply every element of a large array by a constant value such that:</text:p>
      <text:p text:style-name="P4">Even-numbered threads multiply elements at even indices</text:p>
      <text:p text:style-name="P4">Odd-numbered threads multiply elements at odd indices</text:p>
      <text:p text:style-name="P4">(Assume array indexing starts from 0.)</text:p>
      <text:p text:style-name="P4"/>
      <text:p text:style-name="P6">#include &lt;stdio.h&gt;</text:p>
      <text:p text:style-name="P6">#include &lt;pthread.h&gt;</text:p>
      <text:p text:style-name="P6"/>
      <text:p text:style-name="P6">#define N 10000</text:p>
      <text:p text:style-name="P6"/>
      <text:p text:style-name="P6">int a[N];</text:p>
      <text:p text:style-name="P6">int c = 2;</text:p>
      <text:p text:style-name="P6"/>
      <text:p text:style-name="P6">//Thread function</text:p>
      <text:p text:style-name="P6">void* mul(void* arg)</text:p>
      <text:p text:style-name="P6">{</text:p>
      <text:p text:style-name="P6"><text:s text:c="4"/>int tid = *(int*)arg;</text:p>
      <text:p text:style-name="P6"/>
      <text:p text:style-name="P6"><text:s text:c="4"/>for(int i = 0; i &lt; N; i++)</text:p>
      <text:p text:style-name="P6"><text:s text:c="4"/>{</text:p>
      <text:p text:style-name="P6"><text:s text:c="8"/>/* Even thread → even index</text:p>
      <text:p text:style-name="P6"><text:s text:c="11"/>Odd thread <text:s/>→ odd index */</text:p>
      <text:p text:style-name="P6"><text:s text:c="8"/>if((tid % 2) == (i % 2))</text:p>
      <text:p text:style-name="P6"><text:s text:c="8"/>{</text:p>
      <text:p text:style-name="P6"><text:s text:c="12"/>a[i] = a[i] * c;</text:p>
      <text:p text:style-name="P6"><text:s text:c="12"/>printf("Thread no: %d | %d\n", tid, i);</text:p>
      <text:p text:style-name="P6"><text:s text:c="8"/>}</text:p>
      <text:p text:style-name="P6"><text:s text:c="4"/>}</text:p>
      <text:p text:style-name="P6"/>
      <text:p text:style-name="P6"><text:s text:c="4"/>return NULL;</text:p>
      <text:p text:style-name="P6">}</text:p>
      <text:p text:style-name="P6"/>
      <text:p text:style-name="P6">int main()</text:p>
      <text:p text:style-name="P6">{</text:p>
      <text:p text:style-name="P6"><text:s text:c="4"/>pthread_t threads[4];</text:p>
      <text:p text:style-name="P6"><text:s text:c="4"/>int thread_id[4];</text:p>
      <text:p text:style-name="P6"/>
      <text:p text:style-name="P6"><text:s text:c="4"/>//Initialize large array</text:p>
      <text:p text:style-name="P6"><text:s text:c="4"/>for(int i = 0; i &lt; N; i++)</text:p>
      <text:p text:style-name="P6"><text:s text:c="4"/>{</text:p>
      <text:p text:style-name="P6"><text:s text:c="8"/>a[i] = i;</text:p>
      <text:p text:style-name="P6"><text:s text:c="4"/>}</text:p>
      <text:p text:style-name="P6"/>
      <text:p text:style-name="P6"><text:s text:c="4"/>//Create 4 threads</text:p>
      <text:p text:style-name="P6"><text:s text:c="4"/>for(int i = 0; i &lt; 4; i++)</text:p>
      <text:p text:style-name="P6"><text:s text:c="4"/>{</text:p>
      <text:p text:style-name="P6"><text:s text:c="8"/>thread_id[i] = i;</text:p>
      <text:p text:style-name="P6"><text:s text:c="8"/>pthread_create(&amp;threads[i], NULL, mul, &amp;thread_id[i]);</text:p>
      <text:p text:style-name="P6"><text:s text:c="4"/>}</text:p>
      <text:p text:style-name="P6"><text:soft-page-break/></text:p>
      <text:p text:style-name="P6"><text:s text:c="4"/>//Wait for all threads</text:p>
      <text:p text:style-name="P6"><text:s text:c="4"/>for(int i = 0; i &lt; 4; i++)</text:p>
      <text:p text:style-name="P6"><text:s text:c="4"/>{</text:p>
      <text:p text:style-name="P6"><text:s text:c="8"/>pthread_join(threads[i], NULL);</text:p>
      <text:p text:style-name="P6"><text:s text:c="4"/>}</text:p>
      <text:p text:style-name="P6"/>
      <text:p text:style-name="P6"><text:s text:c="4"/>return 0;</text:p>
      <text:p text:style-name="P6">}</text:p>
      <text:p text:style-name="P6"/>
      <text:p text:style-name="P4"><text:span text:style-name="T3">5. </text:span>Write a program that accepts two numbers from the user, num1 and num2. The program should list all numbers between 0 and num2 that are divisible by num1 using multithreading.</text:p>
      <text:p text:style-name="P6"/>
      <text:p text:style-name="P6">#include &lt;stdio.h&gt;</text:p>
      <text:p text:style-name="P6">#include &lt;pthread.h&gt;</text:p>
      <text:p text:style-name="P6"/>
      <text:p text:style-name="P6">int num1, num2;</text:p>
      <text:p text:style-name="P6"/>
      <text:p text:style-name="P6">//Thread function</text:p>
      <text:p text:style-name="P6">void* list(void* arg)</text:p>
      <text:p text:style-name="P6">{</text:p>
      <text:p text:style-name="P6"><text:s text:c="4"/>for(int i = 0; i &lt;= num2; i++)</text:p>
      <text:p text:style-name="P6"><text:s text:c="4"/>{</text:p>
      <text:p text:style-name="P6"><text:s text:c="8"/>if(i % num1 == 0)</text:p>
      <text:p text:style-name="P6"><text:s text:c="8"/>{</text:p>
      <text:p text:style-name="P6"><text:s text:c="12"/>printf("%d\n", i);</text:p>
      <text:p text:style-name="P6"><text:s text:c="8"/>}</text:p>
      <text:p text:style-name="P6"><text:s text:c="4"/>}</text:p>
      <text:p text:style-name="P6"><text:s text:c="4"/>return NULL;</text:p>
      <text:p text:style-name="P6">}</text:p>
      <text:p text:style-name="P6"/>
      <text:p text:style-name="P6">int main()</text:p>
      <text:p text:style-name="P6">{</text:p>
      <text:p text:style-name="P6"><text:s text:c="4"/>pthread_t t;</text:p>
      <text:p text:style-name="P6"/>
      <text:p text:style-name="P6"><text:s text:c="4"/>printf("Enter num1: ");</text:p>
      <text:p text:style-name="P6"><text:s text:c="4"/>scanf("%d", &amp;num1);</text:p>
      <text:p text:style-name="P6"/>
      <text:p text:style-name="P6"><text:s text:c="4"/>printf("Enter num2: ");</text:p>
      <text:p text:style-name="P6"><text:s text:c="4"/>scanf("%d", &amp;num2);</text:p>
      <text:p text:style-name="P6"/>
      <text:p text:style-name="P6"><text:s text:c="4"/>//Create one thread</text:p>
      <text:p text:style-name="P6"><text:s text:c="4"/>pthread_create(&amp;t, NULL, list, NULL);</text:p>
      <text:p text:style-name="P6"/>
      <text:p text:style-name="P6"><text:s text:c="4"/>//Wait for thread to finish</text:p>
      <text:p text:style-name="P6"><text:s text:c="4"/>pthread_join(t, NULL);</text:p>
      <text:p text:style-name="P6"/>
      <text:p text:style-name="P6"><text:s text:c="4"/>return 0;</text:p>
      <text:p text:style-name="P6">}</text:p>
      <text:p text:style-name="P6"/>
      <text:p text:style-name="P1"/>
      <text:p text:style-name="P1"/>
      <text:p text:style-name="P1"><text:soft-page-break/>Observation:</text:p>
      <text:p text:style-name="P7"/>
      <text:list xml:id="list2079199250" text:style-name="L2">
        <text:list-item>
          <text:p text:style-name="P11"><text:span text:style-name="T3">In the first program i taken large data and created four threads and each threads multiplied different element by a constant value and printed thread number.</text:span></text:p>
        </text:list-item>
        <text:list-item>
          <text:p text:style-name="P8">In the second program taken two large array and each thread performed addition on separate arrays and printed the thread number.</text:p>
        </text:list-item>
        <text:list-item>
          <text:p text:style-name="P8">In this third program there is two operation as to made adddition and multiplication on two separate threads where one thread executed addition and vice versa. <text:span text:style-name="T4">Both ran concurrently</text:span></text:p>
        </text:list-item>
        <text:list-item>
          <text:p text:style-name="P9">In fourth program four threds are crated and even threads processed even indices and vice versa.</text:p>
        </text:list-item>
        <text:list-item>
          <text:p text:style-name="P9">In progrm five taken two values from user and computed where the number between 0 to num2 is divisible by num1 and printed the output.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4:06:39.794550236</meta:creation-date>
    <dc:date>2026-01-13T12:47:22.148839160</dc:date>
    <meta:editing-duration>PT33M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6" meta:paragraph-count="202" meta:word-count="829" meta:character-count="5170" meta:non-whitespace-character-count="3884"/>
  </office:meta>
</office:document-meta>
</file>